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paragraph-rsid="000689c2"/>
    </style:style>
    <style:style style:name="P2" style:family="paragraph" style:parent-style-name="Standard">
      <style:paragraph-properties fo:line-height="200%" fo:text-align="start" style:justify-single-word="false"/>
      <style:text-properties fo:color="#000000" loext:opacity="100%" style:font-name="TimesNewRomanPSMT" fo:font-size="12pt" fo:font-weight="normal" officeooo:rsid="000689c2" officeooo:paragraph-rsid="000689c2" style:font-size-asian="12pt" style:font-weight-asian="normal" style:font-weight-complex="normal"/>
    </style:style>
    <style:style style:name="P3" style:family="paragraph" style:parent-style-name="Standard">
      <style:paragraph-properties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officeooo:paragraph-rsid="000689c2"/>
    </style:style>
    <style:style style:name="P6" style:family="paragraph" style:parent-style-name="Standard">
      <style:paragraph-properties fo:line-height="200%" fo:text-align="start" style:justify-single-word="false"/>
      <style:text-properties officeooo:paragraph-rsid="000689c2"/>
    </style:style>
    <style:style style:name="P7" style:family="paragraph" style:parent-style-name="Standard">
      <style:paragraph-properties fo:line-height="200%" fo:text-align="start" style:justify-single-word="false"/>
      <style:text-properties style:text-underline-style="none" fo:font-weight="normal" officeooo:rsid="000689c2" officeooo:paragraph-rsid="000689c2" style:font-weight-asian="normal" style:font-weight-complex="normal"/>
    </style:style>
    <style:style style:name="T1" style:family="text">
      <style:text-properties fo:color="#000000" loext:opacity="100%" style:font-name="Helvetica" fo:font-size="12pt" style:font-size-asian="12pt"/>
    </style:style>
    <style:style style:name="T2" style:family="text">
      <style:text-properties fo:color="#000000" loext:opacity="100%" style:font-name="Helvetica" fo:font-size="12pt" officeooo:rsid="000689c2" style:font-size-asian="12pt"/>
    </style:style>
    <style:style style:name="T3" style:family="text">
      <style:text-properties fo:color="#000000" loext:opacity="100%" style:font-name="TimesNewRomanPSMT" fo:font-size="12pt" style:font-size-asian="12pt"/>
    </style:style>
    <style:style style:name="T4" style:family="text">
      <style:text-properties fo:color="#000000" loext:opacity="100%" style:font-name="TimesNewRomanPSMT" fo:font-size="12pt" officeooo:rsid="000689c2" style:font-size-asian="12pt"/>
    </style:style>
    <style:style style:name="T5" style:family="text">
      <style:text-properties fo:color="#000000" loext:opacity="100%" style:font-name="TimesNewRomanPSMT" fo:font-size="12pt" officeooo:rsid="000784ca" style:font-size-asian="12pt"/>
    </style:style>
    <style:style style:name="T6" style:family="text">
      <style:text-properties fo:color="#000000" loext:opacity="100%" style:font-name="TimesNewRomanPSMT" fo:font-size="12pt" officeooo:rsid="0007c968" style:font-size-asian="12pt"/>
    </style:style>
    <style:style style:name="T7" style:family="text">
      <style:text-properties fo:color="#000000" loext:opacity="100%" style:font-name="TimesNewRomanPSMT" fo:font-size="12pt" officeooo:rsid="000898e1" style:font-size-asian="12pt"/>
    </style:style>
    <style:style style:name="T8" style:family="text">
      <style:text-properties fo:color="#000000" loext:opacity="100%" style:font-name="TimesNewRomanPSMT" fo:font-size="12pt" officeooo:rsid="000a26a2" style:font-size-asian="12pt"/>
    </style:style>
    <style:style style:name="T9" style:family="text">
      <style:text-properties fo:color="#000000" loext:opacity="100%" style:font-name="TimesNewRomanPSMT" fo:font-size="12pt" officeooo:rsid="000b9893" style:font-size-asian="12pt"/>
    </style:style>
    <style:style style:name="T10" style:family="text">
      <style:text-properties fo:color="#000000" loext:opacity="100%" style:font-name="TimesNewRomanPSMT" fo:font-size="12pt" officeooo:rsid="000b9895" style:font-size-asian="12pt"/>
    </style:style>
    <style:style style:name="T11" style:family="text">
      <style:text-properties fo:color="#000000" loext:opacity="100%" style:font-name="TimesNewRomanPSMT" fo:font-size="12pt" officeooo:rsid="000bbce3" style:font-size-asian="12pt"/>
    </style:style>
    <style:style style:name="T12" style:family="text">
      <style:text-properties fo:color="#000000" loext:opacity="100%" style:font-name="TimesNewRomanPSMT" fo:font-size="12pt" officeooo:rsid="000ce78d" style:font-size-asian="12pt"/>
    </style:style>
    <style:style style:name="T13" style:family="text">
      <style:text-properties fo:color="#000000" loext:opacity="100%" style:font-name="TimesNewRomanPSMT" fo:font-size="12pt" officeooo:rsid="000d12ef" style:font-size-asian="12pt"/>
    </style:style>
    <style:style style:name="T14" style:family="text">
      <style:text-properties fo:color="#000000" loext:opacity="100%" style:font-name="TimesNewRomanPSMT" fo:font-size="12pt" officeooo:rsid="000e38de" style:font-size-asian="12pt"/>
    </style:style>
    <style:style style:name="T15" style:family="text">
      <style:text-properties fo:color="#000000" loext:opacity="100%" style:font-name="TimesNewRomanPSMT" fo:font-size="12pt" style:text-underline-style="none" fo:font-weight="bold" officeooo:rsid="000689c2" style:font-size-asian="12p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3"><text:span text:style-name="T3"/></text:p>
      <text:p text:style-name="P3" loext:marker-style-name="T3"><text:span text:style-name="T3"/></text:p>
      <text:p text:style-name="P3" loext:marker-style-name="T3"><text:span text:style-name="T3"/></text:p>
      <text:p text:style-name="P3" loext:marker-style-name="T3"><text:span text:style-name="T3"/></text:p>
      <text:p text:style-name="P3" loext:marker-style-name="T3"><text:span text:style-name="T3"/></text:p>
      <text:p text:style-name="P3" loext:marker-style-name="T3"><text:span text:style-name="T3"/></text:p>
      <text:p text:style-name="P3" loext:marker-style-name="T3"><text:span text:style-name="T3"/></text:p>
      <text:p text:style-name="P3" loext:marker-style-name="T3"><text:span text:style-name="T3">EN.605.202.81 Section 84</text:span></text:p>
      <text:p text:style-name="P3" loext:marker-style-name="T3"><text:span text:style-name="T3">Alexander Shah</text:span><text:span text:style-name="T3"/></text:p>
      <text:p text:style-name="P3" loext:marker-style-name="T3"><text:span text:style-name="T3">Lab </text:span><text:span text:style-name="T4">3</text:span><text:span text:style-name="T3">: </text:span><text:span text:style-name="T4">Huffman Encoding Analysis</text:span></text:p>
      <text:p text:style-name="P4"><text:span text:style-name="T4">November 13,</text:span><text:span text:style-name="T3"> 2023</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5"><text:soft-page-break/><text:span text:style-name="T15">Lab 3 Analysis</text:span></text:p>
      <text:p text:style-name="P7"><text:span text:style-name="T3"><text:tab/>This program processes data to encode or decode using the Huffman Encoding scheme by taking in a frequency table, encoded data to decode, data to encode, and an output file to write to. The program builds a </text:span><text:span text:style-name="T5">H</text:span><text:span text:style-name="T3">uffman tree </text:span><text:span text:style-name="T6">from the frequency table, develops codes from the tree, and then uses these codes to encode or decode data. </text:span><text:span text:style-name="T7">The program uses error handling to report when characters could not be processed, and </text:span><text:span text:style-name="T8">reports results and errors to the output file.</text:span></text:p>
      <text:p text:style-name="P7"><text:span text:style-name="T8"><text:tab/>Huffman encoding is a lossless compression scheme and this program </text:span><text:span text:style-name="T11">saves data by using </text:span><text:span text:style-name="T8">shorter codes for more frequent characters. </text:span><text:span text:style-name="T9">Compared to other fixed length encoding schemes, Huffman </text:span><text:span text:style-name="T11">can save a good amount of </text:span><text:span text:style-name="T9">data, </text:span><text:span text:style-name="T10">though this</text:span><text:span text:style-name="T9"> depend</text:span><text:span text:style-name="T10">s </text:span><text:span text:style-name="T9">on the character frequencies </text:span><text:span text:style-name="T12">and thereby the message</text:span><text:span text:style-name="T9">. </text:span></text:p>
      <text:p text:style-name="P6"><text:span text:style-name="T3"><text:tab/></text:span><text:span text:style-name="T12">Breaking ties in a specific manner may influence the frequency table and how much data is compressed. This is a two sided problem, the method for building the tree can influence how optimal the codes are produced, but are also dependent on the message and frequency table. Working out a good tree building method in accordance with the message can effect the performance of the compression. For example in this program gives left precedence to single letters, then alphabetically where the tree is traversed in preorder traversal. If the program were to first alphabetize then consider groups then single letters, the codes would be much longer as short codes would be created for groupings alphabetically then longer codes for single letters.</text:span></text:p>
      <text:p text:style-name="P6"><text:span text:style-name="T12"><text:tab/></text:span><text:span text:style-name="T13">It was necessary to use </text:span><text:span text:style-name="T14">a priority queue in order to create a tree with frequency precedence and tie breaking mechanisms. The nodes themselves are defined as Huffman nodes in order for the queue to contain the relevant information a Huffman tree requires. This includes the character, frequency, and the nodes to the left and right if present.</text:span></text:p>
      <text:p text:style-name="P2">Justification for Design Decisions</text:p>
      <text:p text:style-name="P2"><text:tab/></text:p>
      <text:p text:style-name="P2"><text:soft-page-break/>What I Learned/What I would Do Differently</text:p>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0689c2"/>
    </style:style>
    <style:style style:name="MT1" style:family="text">
      <style:text-properties fo:color="#000000" loext:opacity="100%" style:font-name="Helvetica" fo:font-size="12pt" style:font-size-asian="12pt"/>
    </style:style>
    <style:style style:name="MT2" style:family="text">
      <style:text-properties fo:color="#000000" loext:opacity="100%" style:font-name="Helvetica" fo:font-size="12pt" officeooo:rsid="000689c2" style:font-size-asian="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605.202 Introduction to Data Structures<text:tab/><text:tab/><text:tab/><text:tab/> <text:s text:c="6"/>Alex Shah – Lab </text:span><text:span text:style-name="MT2">3</text:span><text:span text:style-name="MT1"> Analysi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6:30:26.651497783</meta:creation-date>
    <dc:date>2023-11-14T14:17:58.922155692</dc:date>
    <meta:editing-duration>PT36M58S</meta:editing-duration>
    <meta:editing-cycles>11</meta:editing-cycles>
    <meta:generator>LibreOffice/7.6.2.1$MacOSX_AARCH64 LibreOffice_project/56f7684011345957bbf33a7ee678afaf4d2ba333</meta:generator>
    <meta:document-statistic meta:table-count="0" meta:image-count="0" meta:object-count="0" meta:page-count="3" meta:paragraph-count="14" meta:word-count="342" meta:character-count="2099" meta:non-whitespace-character-count="1751"/>
  </office:meta>
</office:document-meta>
</file>